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3" officeooo:paragraph-rsid="0003078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3" officeooo:paragraph-rsid="0003078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5b10" officeooo:paragraph-rsid="00035b1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59ec" officeooo:paragraph-rsid="000459e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bc26" officeooo:paragraph-rsid="0006bc2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06bc26" officeooo:paragraph-rsid="0006bc26" style:font-style-asian="normal" style:font-weight-asian="normal" style:font-style-complex="normal" style:font-weight-complex="normal"/>
    </style:style>
    <style:style style:name="T1" style:family="text">
      <style:text-properties officeooo:rsid="00035b10"/>
    </style:style>
    <style:style style:name="T2" style:family="text">
      <style:text-properties officeooo:rsid="000459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59ec" style:font-style-asian="italic" style:font-style-complex="italic"/>
    </style:style>
    <style:style style:name="T5" style:family="text">
      <style:text-properties fo:font-style="italic" officeooo:rsid="0008061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59ec" style:font-style-asian="normal" style:font-style-complex="normal"/>
    </style:style>
    <style:style style:name="T8" style:family="text">
      <style:text-properties fo:font-style="normal" officeooo:rsid="0004f1b1" style:font-style-asian="normal" style:font-style-complex="normal"/>
    </style:style>
    <style:style style:name="T9" style:family="text">
      <style:text-properties officeooo:rsid="00080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EXOS</text:p>
      <text:p text:style-name="P2">Préambule:</text:p>
      <text:p text:style-name="P2"/>
      <text:p text:style-name="P2">Exo 1:</text:p>
      <text:p text:style-name="P2">1/</text:p>
      <text:p text:style-name="P2">1.1. “False 10”</text:p>
      <text:p text:style-name="P2">1.2. “Result 28” car numéro avec 0 à l’avant est sous octal format donc 010 = 8</text:p>
      <text:p text:style-name="P2">1.3. Error car il manque accolade fermant de la fonction</text:p>
      <text:p text:style-name="P2">1.4. Rien car le Boolean est un autoboxing de boolean, il prend la valeur null mais c’est pas egale a false</text:p>
      <text:p text:style-name="P2">1.5. affiche “12”</text:p>
      <text:p text:style-name="P2"/>
      <text:p text:style-name="P2">2/ “iabde”</text:p>
      <text:p text:style-name="P2">3/ <text:span text:style-name="T1">le programme affiche: </text:span></text:p>
      <text:p text:style-name="P3">un premier texte</text:p>
      <text:p text:style-name="P3">un deuxieme texte</text:p>
      <text:p text:style-name="P3">un deuxieme texte texte a concatener en string</text:p>
      <text:p text:style-name="P3">construction sbuffer texte a concatener en sbuffer</text:p>
      <text:p text:style-name="P3">construction sbuffer 2</text:p>
      <text:p text:style-name="P3">simple construction </text:p>
      <text:p text:style-name="P3"/>
      <text:p text:style-name="P3">4/ Le programme affiche </text:p>
      <text:p text:style-name="P3">1</text:p>
      <text:p text:style-name="P3">1</text:p>
      <text:p text:style-name="P3">1</text:p>
      <text:p text:style-name="P4">Error NullPointerException</text:p>
      <text:p text:style-name="P4"/>
      <text:p text:style-name="P3">car l’initialisation d’un tableau de type int va affecter tous les elements du tableau a 0. La fonction void <text:span text:style-name="T2">ne change pas l’objet </text:span><text:span text:style-name="T4">array </text:span><text:span text:style-name="T7">passé par argument mais crée un nouveau tableau au lieu donc c’est pourquoi le programme affiche 3 fois ‘1’ </text:span></text:p>
      <text:p text:style-name="P4"><text:span text:style-name="T6">Puis le programme affiche une erreur en entrant dans la boucle dans le main car il essaie de parcourir un tableau </text:span><text:span text:style-name="T8">null</text:span></text:p>
      <text:p text:style-name="P4"><text:span text:style-name="T8"/></text:p>
      <text:p text:style-name="P5"><text:span text:style-name="T8">P</text:span><text:span text:style-name="T6">our corriger: </text:span></text:p>
      <text:p text:style-name="P5"><text:span text:style-name="T6">- Soit modifier la signature de la fonction f pour que elle retourne un array de type int et puis return int a la fin de la fonction. Puis dans la fonction main, on modifie le 2e ou 3e statement a </text:span><text:span text:style-name="T3">array = f(array, size)</text:span></text:p>
      <text:p text:style-name="P6">- Soit declarer une variable <text:span text:style-name="T3">array </text:span>appartenant a la classe Test <text:span text:style-name="T9">et la modifie avec la fonction </text:span><text:span text:style-name="T5">f</text:span></text:p>
      <text:p text:style-name="P4"><text:span text:style-name="T6"/></text:p>
      <text:p text:style-name="P4"><text:span text:style-name="T6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36.706693677</meta:creation-date>
    <dc:date>2019-12-11T10:01:54.215894140</dc:date>
    <meta:editing-duration>PT21H56M32S</meta:editing-duration>
    <meta:editing-cycles>1</meta:editing-cycles>
    <meta:document-statistic meta:table-count="0" meta:image-count="0" meta:object-count="0" meta:page-count="1" meta:paragraph-count="27" meta:word-count="231" meta:character-count="1253" meta:non-whitespace-character-count="1044"/>
    <meta:generator>LibreOffice/6.0.7.3$Linux_X86_64 LibreOffice_project/00m0$Build-3</meta:generator>
  </office:meta>
</office:document-meta>
</file>